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4.249cm" style:rel-column-width="16383*"/>
    </style:style>
    <style:style style:name="Taula1.D" style:family="table-column">
      <style:table-column-properties style:column-width="4.251cm" style:rel-column-width="16386*"/>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3.399cm" style:rel-column-width="13106*"/>
    </style:style>
    <style:style style:name="Taula2.B" style:family="table-column">
      <style:table-column-properties style:column-width="3.401cm" style:rel-column-width="13107*"/>
    </style:style>
    <style:style style:name="Taula2.E" style:family="table-column">
      <style:table-column-properties style:column-width="3.401cm" style:rel-column-width="13110*"/>
    </style:style>
    <style:style style:name="Taula2.A1" style:family="table-cell">
      <style:table-cell-properties fo:padding="0.097cm" fo:border-left="0.05pt solid #000000" fo:border-right="none" fo:border-top="0.05pt solid #000000" fo:border-bottom="0.05pt solid #000000"/>
    </style:style>
    <style:style style:name="Taula2.E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E2"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3.147cm" style:rel-column-width="12130*"/>
    </style:style>
    <style:style style:name="Taula3.B" style:family="table-column">
      <style:table-column-properties style:column-width="4.763cm" style:rel-column-width="18359*"/>
    </style:style>
    <style:style style:name="Taula3.C" style:family="table-column">
      <style:table-column-properties style:column-width="5.57cm" style:rel-column-width="21473*"/>
    </style:style>
    <style:style style:name="Taula3.D" style:family="table-column">
      <style:table-column-properties style:column-width="3.521cm" style:rel-column-width="13573*"/>
    </style:style>
    <style:style style:name="Taula3.A1" style:family="table-cell">
      <style:table-cell-properties fo:padding="0.097cm" fo:border-left="0.05pt solid #000000" fo:border-right="none" fo:border-top="0.05pt solid #000000" fo:border-bottom="0.05pt solid #000000"/>
    </style:style>
    <style:style style:name="Taula3.D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D2"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style>
    <style:style style:name="Taula4.A" style:family="table-column">
      <style:table-column-properties style:column-width="4.249cm" style:rel-column-width="16383*"/>
    </style:style>
    <style:style style:name="Taula4.D" style:family="table-column">
      <style:table-column-properties style:column-width="4.251cm" style:rel-column-width="16386*"/>
    </style:style>
    <style:style style:name="Taula4.A1" style:family="table-cell">
      <style:table-cell-properties fo:padding="0.097cm" fo:border-left="0.05pt solid #000000" fo:border-right="none" fo:border-top="0.05pt solid #000000" fo:border-bottom="0.05pt solid #000000"/>
    </style:style>
    <style:style style:name="Taula4.D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language="en" fo:country="US" fo:font-weight="bold" style:font-weight-asian="bold" style:font-weight-complex="bold"/>
    </style:style>
    <style:style style:name="P2" style:family="paragraph" style:parent-style-name="Standard">
      <style:paragraph-properties fo:text-align="justify" style:justify-single-word="false"/>
      <style:text-properties style:font-name="Arial" fo:language="en" fo:country="US"/>
    </style:style>
    <style:style style:name="P3" style:family="paragraph" style:parent-style-name="Standard">
      <style:paragraph-properties fo:text-align="justify" style:justify-single-word="false"/>
      <style:text-properties style:font-name="Arial" fo:language="en" fo:country="US" fo:font-weight="normal" style:font-weight-asian="normal" style:font-weight-complex="normal"/>
    </style:style>
    <style:style style:name="P4" style:family="paragraph" style:parent-style-name="Table_20_Contents">
      <style:paragraph-properties fo:text-align="justify" style:justify-single-word="false"/>
      <style:text-properties style:font-name="Arial" fo:language="en" fo:country="US"/>
    </style:style>
    <style:style style:name="P5" style:family="paragraph" style:parent-style-name="Table_20_Contents">
      <style:paragraph-properties fo:text-align="justify" style:justify-single-word="false"/>
      <style:text-properties style:font-name="Arial" fo:language="en" fo:country="US" fo:background-color="#ffff00"/>
    </style:style>
    <style:style style:name="P6" style:family="paragraph" style:parent-style-name="Table_20_Contents">
      <style:paragraph-properties fo:text-align="justify" style:justify-single-word="false"/>
      <style:text-properties style:font-name="Arial"/>
    </style:style>
    <style:style style:name="P7" style:family="paragraph" style:parent-style-name="Standard" style:list-style-name="L1">
      <style:paragraph-properties fo:text-align="justify" style:justify-single-word="false"/>
      <style:text-properties style:font-name="Arial" fo:language="en" fo:country="US" fo:font-weight="bold" style:font-weight-asian="bold" style:font-weight-complex="bold"/>
    </style:style>
    <style:style style:name="P8" style:family="paragraph" style:parent-style-name="Standard" style:list-style-name="L2">
      <style:paragraph-properties fo:text-align="justify" style:justify-single-word="false"/>
      <style:text-properties style:font-name="Arial" fo:language="en" fo:country="US" fo:font-weight="bold" style:font-weight-asian="bold" style:font-weight-complex="bold"/>
    </style:style>
    <style:style style:name="P9" style:family="paragraph" style:parent-style-name="Standard" style:list-style-name="L3">
      <style:paragraph-properties fo:text-align="justify" style:justify-single-word="false"/>
      <style:text-properties style:font-name="Arial" fo:language="en" fo:country="US" fo:font-weight="bold" style:font-weight-asian="bold" style:font-weight-complex="bold"/>
    </style:style>
    <style:style style:name="P10" style:family="paragraph" style:parent-style-name="Standard" style:list-style-name="L4">
      <style:paragraph-properties fo:text-align="justify" style:justify-single-word="false"/>
      <style:text-properties style:font-name="Arial" fo:language="en" fo:country="US" fo:font-weight="bold" style:font-weight-asian="bold" style:font-weight-complex="bold"/>
    </style:style>
    <style:style style:name="P11" style:family="paragraph" style:parent-style-name="Standard" style:list-style-name="L5">
      <style:paragraph-properties fo:text-align="justify" style:justify-single-word="false"/>
      <style:text-properties style:font-name="Arial" fo:language="en" fo:country="US" fo:font-weight="bold" style:font-weight-asian="bold" style:font-weight-complex="bold"/>
    </style:style>
    <style:style style:name="P12" style:family="paragraph" style:parent-style-name="Standard" style:list-style-name="L3">
      <style:paragraph-properties fo:text-align="justify" style:justify-single-word="false"/>
      <style:text-properties style:font-name="Arial" fo:language="en" fo:country="US" fo:font-weight="bold" fo:background-color="transparent" style:font-weight-asian="bold" style:font-weight-complex="bold"/>
    </style:style>
    <style:style style:name="P13" style:family="paragraph" style:parent-style-name="Standard" style:list-style-name="L3">
      <style:paragraph-properties fo:text-align="justify" style:justify-single-word="false"/>
      <style:text-properties style:font-name="Arial" fo:language="en" fo:country="US"/>
    </style:style>
    <style:style style:name="P14" style:family="paragraph" style:parent-style-name="Standard">
      <style:paragraph-properties fo:text-align="justify" style:justify-single-word="false"/>
      <style:text-properties style:font-name="Arial" fo:language="en" fo:country="US" fo:font-weight="normal" style:font-weight-asian="normal" style:font-weight-complex="normal"/>
    </style:style>
    <style:style style:name="P15" style:family="paragraph" style:parent-style-name="Standard" style:list-style-name="L3">
      <style:paragraph-properties fo:text-align="justify" style:justify-single-word="false"/>
      <style:text-properties style:font-name="Arial" fo:language="en" fo:country="US" fo:font-weight="normal" style:font-weight-asian="normal" style:font-weight-complex="normal"/>
    </style:style>
    <style:style style:name="P16" style:family="paragraph" style:parent-style-name="Standard" style:list-style-name="L5">
      <style:paragraph-properties fo:text-align="justify" style:justify-single-word="false"/>
      <style:text-properties style:font-name="Arial" fo:language="en" fo:country="US" fo:font-weight="normal" style:font-weight-asian="normal" style:font-weight-complex="normal"/>
    </style:style>
    <style:style style:name="P17" style:family="paragraph" style:parent-style-name="Standard" style:list-style-name="L3">
      <style:paragraph-properties fo:text-align="justify" style:justify-single-word="false"/>
      <style:text-properties style:font-name="Arial" fo:language="en" fo:country="US" fo:font-weight="normal" fo:background-color="#ffff00" style:font-weight-asian="normal" style:font-weight-complex="normal"/>
    </style:style>
    <style:style style:name="P18" style:family="paragraph" style:parent-style-name="Standard" style:list-style-name="L5">
      <style:paragraph-properties fo:margin-left="2.501cm" fo:margin-right="0cm" fo:text-align="justify" style:justify-single-word="false" fo:text-indent="-0.635cm" style:auto-text-indent="false"/>
      <style:text-properties style:font-name="Arial" fo:language="en" fo:country="US" fo:font-weight="bold" style:font-weight-asian="bold" style:font-weight-complex="bold"/>
    </style:style>
    <style:style style:name="P19" style:family="paragraph" style:parent-style-name="Table_20_Contents">
      <style:paragraph-properties fo:text-align="justify" style:justify-single-word="false"/>
      <style:text-properties style:font-name="Arial"/>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background-color="#ffff00"/>
    </style:style>
    <style:style style:name="T5" style:family="text">
      <style:text-properties fo:background-color="#198a8a"/>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none" draw:fill-color="#cfe7e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8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950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03cm" fo:min-width="0.2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27cm" fo:min-width="0.93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22cm" fo:min-width="0.20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2.10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5000b" draw:textarea-horizontal-align="justify" draw:auto-grow-height="fals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33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63cm" fo:min-width="0.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1.42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Small_20_Arrow" draw:marker-end-width="0.101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ons and Decision-Making Process of Hunter/Gatherers</text:p>
      <text:p text:style-name="P2"/>
      <text:list xml:id="list468555686" text:style-name="L1">
        <text:list-item>
          <text:p text:style-name="P7">General Process</text:p>
        </text:list-item>
      </text:list>
      <text:p text:style-name="P2"/>
      <text:p text:style-name="P2">The primary goal of an agent is the survival of the population that forms it. At the beginning of every time step, the agent will calculate the level of resource surplus that it will need to success. It will also calculate the time at its disposal to arrive to the required level of surplus, and plan actions accordingly. By the end of the time step, the simulation will confront the level of surplus with the required for survival, and population will be adjusted accordingly.</text:p>
      <text:p text:style-name="P2"/>
      <text:list xml:id="list686899275" text:style-name="L2">
        <text:list-item>
          <text:p text:style-name="P8">Agent Variables and Parameters</text:p>
        </text:list-item>
      </text:list>
      <text:list xml:id="list2116671786" text:style-name="L3">
        <text:list-item>
          <text:p text:style-name="P13"><text:span text:style-name="T1">Home Range</text:span> – This value is the radius of a zone around the home of the agent. It defines the area where an agent interacts with the environment. Matthieu suggested a value of 10 km (so an agent will know and explore a zone of 20x20km.</text:p>
          <text:p text:style-name="P13"/>
        </text:list-item>
        <text:list-item>
          <text:p text:style-name="P13"><text:span text:style-name="T1">Population</text:span> – We will keep track of the individuals that form an agent, as well as their gender and age.</text:p>
          <text:p text:style-name="P13"/>
        </text:list-item>
        <text:list-item>
          <text:p text:style-name="P9">Level of Surplus<text:span text:style-name="T2"> – Each agent has a current level of surplus, that in the case of HG is reseted to zero every time step (due to not having storage facilities).</text:span></text:p>
          <text:p text:style-name="P15"/>
        </text:list-item>
        <text:list-item>
          <text:p text:style-name="P9">Time –<text:span text:style-name="T2"> At the beginning of a time step the system will calculate how many time is available for the agent (in days). In theory every adult will have 120 days (4 months), but some states will modify this value (for example, pregnancy). Children time will be calculated differently; in the first years the time of children will be negative, as they will take hours of the adults spent on caring for them. Once they reach a given age they will give the agent some available time (i.e. </text:span><text:span text:style-name="T4">10%</text:span><text:span text:style-name="T2">, </text:span><text:span text:style-name="T4">20%</text:span><text:span text:style-name="T2"> of adult time), until they arrive adult age. With this mechanic, taking care of children is not an action of the agent, but a constraint that will limit the time that can be spent on other purposes. </text:span><text:span text:style-name="T3">Matthieu and Alexis should provide these values.</text:span></text:p>
          <text:p text:style-name="P17"/>
        </text:list-item>
        <text:list-item>
          <text:p text:style-name="P12">Survival threshold<text:span text:style-name="T2"> – During each time step we have to calculate the level of resources that every individual need for survival. This is a function of age, gender and state (i.e. pregnancy). </text:span><text:span text:style-name="T3">Matthieu and Alexis should provide these values.</text:span></text:p>
        </text:list-item>
      </text:list>
      <text:p text:style-name="P2"/>
      <text:list xml:id="list666518988" text:style-name="L4">
        <text:list-item>
          <text:p text:style-name="P10">Actions, costs and incomes</text:p>
        </text:list-item>
      </text:list>
      <table:table table:name="Taula1" table:style-name="Taula1">
        <table:table-column table:style-name="Taula1.A" table:number-columns-repeated="3"/>
        <table:table-column table:style-name="Taula1.D"/>
        <table:table-row>
          <table:table-cell table:style-name="Taula1.A1" office:value-type="string">
            <text:p text:style-name="P4">Action</text:p>
          </table:table-cell>
          <table:table-cell table:style-name="Taula1.A1" office:value-type="string">
            <text:p text:style-name="P4">Cost (Time)</text:p>
          </table:table-cell>
          <table:table-cell table:style-name="Taula1.A1" office:value-type="string">
            <text:p text:style-name="P4">Cost (Surplus)</text:p>
          </table:table-cell>
          <table:table-cell table:style-name="Taula1.D1" office:value-type="string">
            <text:p text:style-name="P4">Income?</text:p>
          </table:table-cell>
        </table:table-row>
        <table:table-row>
          <table:table-cell table:style-name="Taula1.A2" office:value-type="string">
            <text:p text:style-name="P4">Hunt</text:p>
          </table:table-cell>
          <table:table-cell table:style-name="Taula1.A2" office:value-type="string">
            <text:p text:style-name="P4">3 days</text:p>
          </table:table-cell>
          <table:table-cell table:style-name="Taula1.A2" office:value-type="string">
            <text:p text:style-name="P4">0</text:p>
          </table:table-cell>
          <table:table-cell table:style-name="Taula1.D2" office:value-type="string">
            <text:p text:style-name="P5">Stochastic - Matthieu/Alexis</text:p>
          </table:table-cell>
        </table:table-row>
        <table:table-row>
          <table:table-cell table:style-name="Taula1.A2" office:value-type="string">
            <text:p text:style-name="P4">Gather</text:p>
          </table:table-cell>
          <table:table-cell table:style-name="Taula1.A2" office:value-type="string">
            <text:p text:style-name="P4">1 day</text:p>
          </table:table-cell>
          <table:table-cell table:style-name="Taula1.A2" office:value-type="string">
            <text:p text:style-name="P4">0</text:p>
          </table:table-cell>
          <table:table-cell table:style-name="Taula1.D2" office:value-type="string">
            <text:p text:style-name="P5">Stochastic - Matthieu/Alexis</text:p>
          </table:table-cell>
        </table:table-row>
        <table:table-row>
          <table:table-cell table:style-name="Taula1.A2" office:value-type="string">
            <text:p text:style-name="P4">Move Camp</text:p>
          </table:table-cell>
          <table:table-cell table:style-name="Taula1.A2" office:value-type="string">
            <text:p text:style-name="P4">1 day</text:p>
          </table:table-cell>
          <table:table-cell table:style-name="Taula1.A2" office:value-type="string">
            <text:p text:style-name="P4">0</text:p>
          </table:table-cell>
          <table:table-cell table:style-name="Taula1.D2" office:value-type="string">
            <text:p text:style-name="P4">0</text:p>
          </table:table-cell>
        </table:table-row>
      </table:table>
      <text:p text:style-name="P2">These actions do not cost resources, but some of the social actions will do (i.e. Gifts, share, ...).</text:p>
      <text:p text:style-name="P2"/>
      <text:list xml:id="list48241489" text:style-name="L5">
        <text:list-item>
          <text:p text:style-name="P11">Hunt/Gather – <text:span text:style-name="T2">These actions cost time, and return a reward in form of income. To </text:span><text:soft-page-break/><text:span text:style-name="T2">execute an action of this type, the home range area of an agent is divided in 4-8 sectors. The agent will choose one of these sectors, and explore the zone during the time defined. The reward is calculated from the cells in the sector as follows:</text:span></text:p>
          <text:list>
            <text:list-item>
              <text:p text:style-name="P16">Current value – Each cell has a current value of resources. The agent will take a part from it following a stochastic process.</text:p>
            </text:list-item>
            <text:list-item>
              <text:p text:style-name="P11"><text:span text:style-name="T2">Current level of surplus – To avoid agents with huge number of accumulated resources, a high level of surplus will affect the income of the cells. This reward will be lower for higher surplus, so when an agent crosses the threshold of survival for this time step it will have less incentives to choose foraging activities. </text:span><text:span text:style-name="T3">Alexis, can you think of this function?</text:span></text:p>
            </text:list-item>
            <text:list-item>
              <text:p text:style-name="P18"><text:span text:style-name="T3">Surplus concept will be removed from model. So no </text:span></text:p>
            </text:list-item>
          </text:list>
        </text:list-item>
      </text:list>
      <text:p text:style-name="P1"/>
      <text:list xml:id="list448472193" text:continue-numbering="true" text:style-name="L5">
        <text:list-item>
          <text:p text:style-name="P11">Move Camp – <text:span text:style-name="T2">Although we thought that this action should be seasonal, information collected for Matthieu suggest that its frequency is far higher than once every 4 months (i.e. 2-3 weeks). We have decided to convert this action to intraseasonal.</text:span></text:p>
        </text:list-item>
      </text:list>
      <text:p text:style-name="P3"/>
      <text:p text:style-name="P3"/>
      <text:list xml:id="list1395269705" text:continue-numbering="true" text:style-name="L5">
        <text:list-item>
          <text:p text:style-name="P16">Pregnancy Dynamics - </text:p>
        </text:list-item>
      </text:list>
      <text:p text:style-name="P3"/>
      <text:p text:style-name="P3"><text:tab/>When a couple gets pregnant the agent enters in a stage of different productivity (the woman cannot put her body to physical strain, no efforts, no weight loading and more rest is needed) and different resource needs (the female needs more resources and kCal). <text:s/>Also, after giving birth the woman must attend excussively the new born. Such dynamic is sumarized with the next figures.</text:p>
      <text:p text:style-name="P3"/>
      <text:p text:style-name="P3"/>
      <text:p text:style-name="P3"><draw:g text:anchor-type="paragraph" draw:z-index="0" draw:style-name="gr1"><draw:line draw:style-name="gr2" draw:text-style-name="P20" svg:x1="2.351cm" svg:y1="3.977cm" svg:x2="2.351cm" svg:y2="0.651cm"><text:p/></draw:line><draw:line draw:style-name="gr2" draw:text-style-name="P20" svg:x1="2.049cm" svg:y1="3.675cm" svg:x2="10.212cm" svg:y2="3.675cm"><text:p/></draw:line><draw:line draw:style-name="gr3" draw:text-style-name="P20" svg:x1="3.258cm" svg:y1="1.256cm" svg:x2="3.258cm" svg:y2="3.977cm"><text:p/></draw:line><draw:line draw:style-name="gr3" draw:text-style-name="P20" svg:x1="4.165cm" svg:y1="1.256cm" svg:x2="4.165cm" svg:y2="3.977cm"><text:p/></draw:line><draw:line draw:style-name="gr3" draw:text-style-name="P20" svg:x1="5.072cm" svg:y1="1.256cm" svg:x2="5.072cm" svg:y2="3.977cm"><text:p/></draw:line><draw:line draw:style-name="gr3" draw:text-style-name="P20" svg:x1="5.979cm" svg:y1="1.256cm" svg:x2="5.979cm" svg:y2="3.977cm"><text:p/></draw:line><draw:line draw:style-name="gr3" draw:text-style-name="P20" svg:x1="6.886cm" svg:y1="1.256cm" svg:x2="6.886cm" svg:y2="3.977cm"><text:p/></draw:line><draw:line draw:style-name="gr3" draw:text-style-name="P20" svg:x1="7.733cm" svg:y1="1.256cm" svg:x2="7.733cm" svg:y2="3.977cm"><text:p/></draw:line><draw:line draw:style-name="gr3" draw:text-style-name="P20" svg:x1="8.64cm" svg:y1="1.256cm" svg:x2="8.64cm" svg:y2="3.977cm"><text:p/></draw:line><draw:line draw:style-name="gr3" draw:text-style-name="P20" svg:x1="9.547cm" svg:y1="1.256cm" svg:x2="9.547cm" svg:y2="3.977cm"><text:p/></draw:line><draw:custom-shape draw:style-name="gr4" draw:text-style-name="P20" xml:id="id1" draw:id="id1" svg:width="0.454cm" svg:height="0.937cm" draw:transform="rotate (1.5707963267949) translate (8.63952777777778cm 4.429125cm)"><text:p/><draw:enhanced-geometry svg:viewBox="0 0 21600 21600" draw:mirror-horizontal="false" draw:mirror-vertical="false" draw:glue-points="21600 0 0 10800 21600 21600" draw:text-areas="13800 ?f9 21600 ?f10" draw:type="left-brace" draw:modifiers="1800 10984.221748400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style-name="gr3" draw:text-style-name="P20" svg:x1="2.049cm" svg:y1="1.256cm" svg:x2="10.364cm" svg:y2="1.256cm"><text:p/></draw:line><draw:custom-shape draw:style-name="gr5" draw:text-style-name="P20" svg:width="0.907cm" svg:height="2.421cm" svg:x="2.351cm" svg:y="1.256cm"><text:p/><draw:enhanced-geometry svg:viewBox="0 0 21600 21600" draw:mirror-horizontal="false" draw:mirror-vertical="false" draw:type="rectangle" draw:enhanced-path="M 0 0 L 21600 0 21600 21600 0 21600 0 0 Z N"/></draw:custom-shape><draw:custom-shape draw:style-name="gr6" draw:text-style-name="P20" svg:width="0.907cm" svg:height="1.816cm" svg:x="3.258cm" svg:y="1.861cm"><text:p/><draw:enhanced-geometry svg:viewBox="0 0 21600 21600" draw:mirror-horizontal="false" draw:mirror-vertical="false" draw:type="rectangle" draw:enhanced-path="M 0 0 L 21600 0 21600 21600 0 21600 0 0 Z N"/></draw:custom-shape><draw:custom-shape draw:style-name="gr7" draw:text-style-name="P20" svg:width="0.907cm" svg:height="0.606cm" svg:x="4.165cm" svg:y="3.071cm"><text:p/><draw:enhanced-geometry svg:viewBox="0 0 21600 21600" draw:mirror-horizontal="false" draw:mirror-vertical="false" draw:type="rectangle" draw:enhanced-path="M 0 0 L 21600 0 21600 21600 0 21600 0 0 Z N"/></draw:custom-shape><draw:custom-shape draw:style-name="gr7" draw:text-style-name="P20" svg:width="0.909cm" svg:height="0.152cm" svg:x="5.071cm" svg:y="3.524cm"><text:p/><draw:enhanced-geometry svg:viewBox="0 0 21600 21600" draw:mirror-horizontal="false" draw:mirror-vertical="false" draw:type="rectangle" draw:enhanced-path="M 0 0 L 21600 0 21600 21600 0 21600 0 0 Z N"/></draw:custom-shape><draw:custom-shape draw:style-name="gr7" draw:text-style-name="P20" svg:width="0.907cm" svg:height="0.304cm" svg:x="5.98cm" svg:y="3.372cm"><text:p/><draw:enhanced-geometry svg:viewBox="0 0 21600 21600" draw:mirror-horizontal="false" draw:mirror-vertical="false" draw:type="rectangle" draw:enhanced-path="M 0 0 L 21600 0 21600 21600 0 21600 0 0 Z N"/></draw:custom-shape><draw:custom-shape draw:style-name="gr7" draw:text-style-name="P20" svg:width="0.907cm" svg:height="0.757cm" svg:x="6.886cm" svg:y="2.919cm"><text:p/><draw:enhanced-geometry svg:viewBox="0 0 21600 21600" draw:mirror-horizontal="false" draw:mirror-vertical="false" draw:type="rectangle" draw:enhanced-path="M 0 0 L 21600 0 21600 21600 0 21600 0 0 Z N"/></draw:custom-shape><draw:custom-shape draw:style-name="gr6" draw:text-style-name="P20" svg:width="0.907cm" svg:height="1.966cm" svg:x="7.733cm" svg:y="1.711cm"><text:p/><draw:enhanced-geometry svg:viewBox="0 0 21600 21600" draw:mirror-horizontal="false" draw:mirror-vertical="false" draw:type="rectangle" draw:enhanced-path="M 0 0 L 21600 0 21600 21600 0 21600 0 0 Z N"/></draw:custom-shape><draw:custom-shape draw:style-name="gr6" draw:text-style-name="P20" svg:width="0.907cm" svg:height="1.966cm" svg:x="8.64cm" svg:y="1.711cm"><text:p/><draw:enhanced-geometry svg:viewBox="0 0 21600 21600" draw:mirror-horizontal="false" draw:mirror-vertical="false" draw:type="rectangle" draw:enhanced-path="M 0 0 L 21600 0 21600 21600 0 21600 0 0 Z N"/></draw:custom-shape><draw:frame draw:style-name="gr8" draw:text-style-name="P22" svg:width="1.489cm" svg:height="0.854cm" svg:x="10.063cm" svg:y="3.297cm"><draw:text-box><text:p text:style-name="P21"><text:span text:style-name="T6">time</text:span></text:p></draw:text-box></draw:frame><draw:frame draw:style-name="gr9" draw:text-style-name="P22" svg:width="2.357cm" svg:height="0.779cm" svg:x="1.646cm" svg:y="0.021cm"><draw:text-box><text:p text:style-name="P21"><text:span text:style-name="T6">% activity</text:span></text:p></draw:text-box></draw:frame><draw:frame draw:style-name="gr10" draw:text-style-name="P22" svg:width="1.401cm" svg:height="0.773cm" svg:x="1.002cm" svg:y="0.977cm"><draw:text-box><text:p text:style-name="P21"><text:span text:style-name="T6">100</text:span></text:p></draw:text-box></draw:frame><draw:line draw:style-name="gr2" draw:text-style-name="P20" svg:x1="2.351cm" svg:y1="9.297cm" svg:x2="2.351cm" svg:y2="5.971cm"><text:p/></draw:line><draw:line draw:style-name="gr2" draw:text-style-name="P20" svg:x1="2.049cm" svg:y1="8.996cm" svg:x2="10.212cm" svg:y2="8.996cm"><text:p/></draw:line><draw:line draw:style-name="gr3" draw:text-style-name="P20" svg:x1="3.258cm" svg:y1="6.576cm" svg:x2="3.258cm" svg:y2="9.297cm"><text:p/></draw:line><draw:line draw:style-name="gr3" draw:text-style-name="P20" svg:x1="4.165cm" svg:y1="6.576cm" svg:x2="4.165cm" svg:y2="9.297cm"><text:p/></draw:line><draw:line draw:style-name="gr3" draw:text-style-name="P20" svg:x1="5.072cm" svg:y1="6.576cm" svg:x2="5.072cm" svg:y2="9.297cm"><text:p/></draw:line><draw:line draw:style-name="gr3" draw:text-style-name="P20" svg:x1="5.979cm" svg:y1="6.576cm" svg:x2="5.979cm" svg:y2="9.297cm"><text:p/></draw:line><draw:line draw:style-name="gr3" draw:text-style-name="P20" svg:x1="6.886cm" svg:y1="6.576cm" svg:x2="6.886cm" svg:y2="9.297cm"><text:p/></draw:line><draw:line draw:style-name="gr3" draw:text-style-name="P20" svg:x1="7.733cm" svg:y1="6.576cm" svg:x2="7.733cm" svg:y2="9.297cm"><text:p/></draw:line><draw:line draw:style-name="gr3" draw:text-style-name="P20" svg:x1="8.64cm" svg:y1="6.576cm" svg:x2="8.64cm" svg:y2="9.297cm"><text:p/></draw:line><draw:line draw:style-name="gr3" draw:text-style-name="P20" svg:x1="9.547cm" svg:y1="6.576cm" svg:x2="9.547cm" svg:y2="9.297cm"><text:p/></draw:line><draw:line draw:style-name="gr3" draw:text-style-name="P20" xml:id="id5" draw:id="id5" svg:x1="2.049cm" svg:y1="7.666cm" svg:x2="10.364cm" svg:y2="7.666cm"><text:p/></draw:line><draw:custom-shape draw:style-name="gr5" draw:text-style-name="P20" svg:width="0.907cm" svg:height="1.333cm" svg:x="2.351cm" svg:y="7.666cm"><text:p/><draw:enhanced-geometry svg:viewBox="0 0 21600 21600" draw:mirror-horizontal="false" draw:mirror-vertical="false" draw:type="rectangle" draw:enhanced-path="M 0 0 L 21600 0 21600 21600 0 21600 0 0 Z N"/></draw:custom-shape><draw:custom-shape draw:style-name="gr6" draw:text-style-name="P20" svg:width="0.907cm" svg:height="1.542cm" svg:x="3.258cm" svg:y="7.456cm"><text:p/><draw:enhanced-geometry svg:viewBox="0 0 21600 21600" draw:mirror-horizontal="false" draw:mirror-vertical="false" draw:type="rectangle" draw:enhanced-path="M 0 0 L 21600 0 21600 21600 0 21600 0 0 Z N"/></draw:custom-shape><draw:custom-shape draw:style-name="gr7" draw:text-style-name="P20" svg:width="0.907cm" svg:height="1.997cm" svg:x="4.165cm" svg:y="7.001cm"><text:p/><draw:enhanced-geometry svg:viewBox="0 0 21600 21600" draw:mirror-horizontal="false" draw:mirror-vertical="false" draw:type="rectangle" draw:enhanced-path="M 0 0 L 21600 0 21600 21600 0 21600 0 0 Z N"/></draw:custom-shape><draw:custom-shape draw:style-name="gr7" draw:text-style-name="P20" svg:width="0.909cm" svg:height="2.147cm" svg:x="5.071cm" svg:y="6.851cm"><text:p/><draw:enhanced-geometry svg:viewBox="0 0 21600 21600" draw:mirror-horizontal="false" draw:mirror-vertical="false" draw:type="rectangle" draw:enhanced-path="M 0 0 L 21600 0 21600 21600 0 21600 0 0 Z N"/></draw:custom-shape><draw:custom-shape draw:style-name="gr5" draw:text-style-name="P20" svg:width="0.907cm" svg:height="1.333cm" svg:x="5.98cm" svg:y="7.666cm"><text:p/><draw:enhanced-geometry svg:viewBox="0 0 21600 21600" draw:mirror-horizontal="false" draw:mirror-vertical="false" draw:type="rectangle" draw:enhanced-path="M 0 0 L 21600 0 21600 21600 0 21600 0 0 Z N"/></draw:custom-shape><draw:custom-shape draw:style-name="gr5" draw:text-style-name="P20" svg:width="0.907cm" svg:height="1.333cm" svg:x="6.886cm" svg:y="7.666cm"><text:p/><draw:enhanced-geometry svg:viewBox="0 0 21600 21600" draw:mirror-horizontal="false" draw:mirror-vertical="false" draw:type="rectangle" draw:enhanced-path="M 0 0 L 21600 0 21600 21600 0 21600 0 0 Z N"/></draw:custom-shape><draw:custom-shape draw:style-name="gr5" draw:text-style-name="P20" svg:width="0.907cm" svg:height="1.333cm" svg:x="7.733cm" svg:y="7.666cm"><text:p/><draw:enhanced-geometry svg:viewBox="0 0 21600 21600" draw:mirror-horizontal="false" draw:mirror-vertical="false" draw:type="rectangle" draw:enhanced-path="M 0 0 L 21600 0 21600 21600 0 21600 0 0 Z N"/></draw:custom-shape><draw:custom-shape draw:style-name="gr5" draw:text-style-name="P20" svg:width="0.907cm" svg:height="1.333cm" svg:x="8.64cm" svg:y="7.666cm"><text:p/><draw:enhanced-geometry svg:viewBox="0 0 21600 21600" draw:mirror-horizontal="false" draw:mirror-vertical="false" draw:type="rectangle" draw:enhanced-path="M 0 0 L 21600 0 21600 21600 0 21600 0 0 Z N"/></draw:custom-shape><draw:frame draw:style-name="gr11" draw:text-style-name="P22" svg:width="3.476cm" svg:height="1.714cm" svg:x="1.323cm" svg:y="4.522cm"><draw:text-box><text:p text:style-name="P21"><text:span text:style-name="T6">% survival</text:span></text:p><text:p text:style-name="P21"><text:span text:style-name="T6">resource threshold</text:span></text:p></draw:text-box></draw:frame><draw:custom-shape draw:style-name="gr12" draw:text-style-name="P23" svg:width="0.304cm" svg:height="0.302cm" svg:x="3.136cm" svg:y="0.894cm"><text:p/><draw:enhanced-geometry svg:viewBox="0 0 11200 11200" draw:mirror-horizontal="false" draw:mirror-vertical="false" draw:text-areas="1200 2200 10000 9000" draw:glue-points="5600 0 0 5600 5600 11200 11200 5600" draw:type="heart" draw:modifiers="1000 1000" draw:enhanced-path="M 5606 11198 C ?f0 ?f2 ?f4 ?f8 ?f4 ?f6 ?f4 ?f7 2606 -1156 5606 ?f3 8606 -1156 ?f5 ?f7 ?f5 ?f6 ?f5 ?f8 ?f1 ?f2 5606 11198 Z"><draw:equation draw:name="f0" draw:formula="3961-$0/2"/><draw:equation draw:name="f1" draw:formula="7247+$0/2"/><draw:equation draw:name="f2" draw:formula="8987-$1"/><draw:equation draw:name="f3" draw:formula="1498+$1/2"/><draw:equation draw:name="f4" draw:formula="400"/><draw:equation draw:name="f5" draw:formula="10800"/><draw:equation draw:name="f6" draw:formula="4200-$1/4"/><draw:equation draw:name="f7" draw:formula="?f6-3200+$0/4"/><draw:equation draw:name="f8" draw:formula="?f6+3200-$0/4"/><draw:handle draw:handle-position="$0 $1" draw:handle-range-x-minimum="0" draw:handle-range-x-maximum="5600" draw:handle-range-y-minimum="0" draw:handle-range-y-maximum="5600"/></draw:enhanced-geometry></draw:custom-shape><draw:custom-shape draw:style-name="gr13" draw:text-style-name="P20" svg:width="0.302cm" svg:height="0.302cm" svg:x="5.375cm" svg:y="3.071cm"><text:p/><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 draw:text-style-name="P23" svg:width="0.304cm" svg:height="0.302cm" svg:x="3.136cm" svg:y="6.941cm"><text:p/><draw:enhanced-geometry svg:viewBox="0 0 11200 11200" draw:mirror-horizontal="false" draw:mirror-vertical="false" draw:text-areas="1200 2200 10000 9000" draw:glue-points="5600 0 0 5600 5600 11200 11200 5600" draw:type="heart" draw:modifiers="1000 1000" draw:enhanced-path="M 5606 11198 C ?f0 ?f2 ?f4 ?f8 ?f4 ?f6 ?f4 ?f7 2606 -1156 5606 ?f3 8606 -1156 ?f5 ?f7 ?f5 ?f6 ?f5 ?f8 ?f1 ?f2 5606 11198 Z"><draw:equation draw:name="f0" draw:formula="3961-$0/2"/><draw:equation draw:name="f1" draw:formula="7247+$0/2"/><draw:equation draw:name="f2" draw:formula="8987-$1"/><draw:equation draw:name="f3" draw:formula="1498+$1/2"/><draw:equation draw:name="f4" draw:formula="400"/><draw:equation draw:name="f5" draw:formula="10800"/><draw:equation draw:name="f6" draw:formula="4200-$1/4"/><draw:equation draw:name="f7" draw:formula="?f6-3200+$0/4"/><draw:equation draw:name="f8" draw:formula="?f6+3200-$0/4"/><draw:handle draw:handle-position="$0 $1" draw:handle-range-x-minimum="0" draw:handle-range-x-maximum="5600" draw:handle-range-y-minimum="0" draw:handle-range-y-maximum="5600"/></draw:enhanced-geometry></draw:custom-shape><draw:custom-shape draw:style-name="gr14" draw:text-style-name="P20" svg:width="0.907cm" svg:height="0.334cm" svg:x="5.98cm" svg:y="7.302cm"><text:p/><draw:enhanced-geometry svg:viewBox="0 0 21600 21600" draw:mirror-horizontal="false" draw:mirror-vertical="false" draw:type="rectangle" draw:enhanced-path="M 0 0 L 21600 0 21600 21600 0 21600 0 0 Z N"/></draw:custom-shape><draw:custom-shape draw:style-name="gr14" draw:text-style-name="P20" svg:width="0.847cm" svg:height="0.334cm" svg:x="6.886cm" svg:y="7.302cm"><text:p/><draw:enhanced-geometry svg:viewBox="0 0 21600 21600" draw:mirror-horizontal="false" draw:mirror-vertical="false" draw:type="rectangle" draw:enhanced-path="M 0 0 L 21600 0 21600 21600 0 21600 0 0 Z N"/></draw:custom-shape><draw:custom-shape draw:style-name="gr14" draw:text-style-name="P20" svg:width="0.907cm" svg:height="0.334cm" svg:x="7.733cm" svg:y="7.302cm"><text:p/><draw:enhanced-geometry svg:viewBox="0 0 21600 21600" draw:mirror-horizontal="false" draw:mirror-vertical="false" draw:type="rectangle" draw:enhanced-path="M 0 0 L 21600 0 21600 21600 0 21600 0 0 Z N"/></draw:custom-shape><draw:custom-shape draw:style-name="gr14" draw:text-style-name="P20" xml:id="id3" draw:id="id3" svg:width="0.907cm" svg:height="0.334cm" svg:x="8.64cm" svg:y="7.302cm"><text:p/><draw:enhanced-geometry svg:viewBox="0 0 21600 21600" draw:mirror-horizontal="false" draw:mirror-vertical="false" draw:type="rectangle" draw:enhanced-path="M 0 0 L 21600 0 21600 21600 0 21600 0 0 Z N"/></draw:custom-shape><draw:frame draw:style-name="gr15" draw:text-style-name="P22" svg:width="1.611cm" svg:height="0.814cm" svg:x="10.042cm" svg:y="8.586cm"><draw:text-box><text:p text:style-name="P21"><text:span text:style-name="T6">time</text:span></text:p></draw:text-box></draw:frame><draw:custom-shape draw:style-name="gr13" draw:text-style-name="P20" svg:width="0.302cm" svg:height="0.304cm" svg:x="5.375cm" svg:y="6.517cm"><text:p/><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6" draw:text-style-name="P25" svg:width="2.772cm" svg:height="2.2cm" svg:x="11.102cm" svg:y="3.999cm"><draw:text-box><text:p text:style-name="P24"><text:span text:style-name="T6">Simulation </text:span></text:p><text:p text:style-name="P24"><text:span text:style-name="T6">timestep: </text:span></text:p><text:p text:style-name="P24"><text:span text:style-name="T6">1 season </text:span></text:p><text:p text:style-name="P24"><text:span text:style-name="T6">( 4 months )</text:span></text:p></draw:text-box></draw:frame><draw:frame draw:style-name="gr17" draw:text-style-name="P25" xml:id="id2" draw:id="id2" svg:width="3.551cm" svg:height="1.227cm" svg:x="11.601cm" svg:y="6.549cm"><draw:text-box><text:p text:style-name="P24"><text:span text:style-name="T6">New born </text:span></text:p><text:p text:style-name="P24"><text:span text:style-name="T6">resource needs.</text:span></text:p></draw:text-box></draw:frame><draw:frame draw:style-name="gr18" draw:text-style-name="P25" xml:id="id4" draw:id="id4" svg:width="3.128cm" svg:height="1.714cm" svg:x="12.975cm" svg:y="8.075cm"><draw:text-box><text:p text:style-name="P24"><text:span text:style-name="T6">Consumption </text:span></text:p><text:p text:style-name="P24"><text:span text:style-name="T6">before </text:span></text:p><text:p text:style-name="P24"><text:span text:style-name="T6">pregnancy</text:span></text:p></draw:text-box></draw:frame><draw:connector draw:style-name="gr19" draw:text-style-name="P20" draw:type="lines" svg:x1="11.405cm" svg:y1="5.103cm" svg:x2="9.109cm" svg:y2="4.429cm" draw:end-shape="id1" draw:end-glue-point="5" svg:d="m11405 5103v0l-2296 762v-1436"><text:p/></draw:connector><draw:connector draw:style-name="gr19" draw:text-style-name="P20" draw:type="lines" svg:x1="11.601cm" svg:y1="7.161cm" svg:x2="9.093cm" svg:y2="7.303cm" draw:start-shape="id2" draw:start-glue-point="3" draw:end-shape="id3" draw:end-glue-point="0" svg:d="m11601 7161h-499l-2009-361v503"><text:p/></draw:connector><draw:connector draw:style-name="gr19" draw:text-style-name="P20" draw:type="lines" svg:x1="12.975cm" svg:y1="8.931cm" svg:x2="10.365cm" svg:y2="7.666cm" draw:start-shape="id4" draw:start-glue-point="3" draw:end-shape="id5" draw:end-glue-point="1" svg:d="m12975 8931h-499l-1610-1265h-501"><text:p/></draw:connector></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tochastic variables for pregnancy :</text:p>
      <text:p text:style-name="P3"><text:tab/><text:span text:style-name="T5">rate of pregnancy? 1 per year, 1 each 2 years, 1 each 1.5 year, … </text:span></text:p>
      <text:p text:style-name="P3"><text:tab/>Poisson proces?</text:p>
      <text:p text:style-name="P3"><text:tab/><text:span text:style-name="T5">consider abortion practices?</text:span></text:p>
      <text:p text:style-name="P3"><text:tab/></text:p>
      <text:p text:style-name="P3"><text:soft-page-break/></text:p>
      <text:p text:style-name="P3"/>
      <text:p text:style-name="P3"/>
      <text:p text:style-name="P3"/>
      <text:p text:style-name="P3"><text:span text:style-name="T5">To fill...</text:span> ( here ara some example numbers... to be changed )</text:p>
      <text:p text:style-name="P3"/>
      <table:table table:name="Taula2" table:style-name="Taula2">
        <table:table-column table:style-name="Taula2.A"/>
        <table:table-column table:style-name="Taula2.B"/>
        <table:table-column table:style-name="Taula2.A" table:number-columns-repeated="2"/>
        <table:table-column table:style-name="Taula2.E"/>
        <table:table-row>
          <table:table-cell table:style-name="Taula2.A1" office:value-type="string">
            <text:p text:style-name="P6">Month</text:p>
          </table:table-cell>
          <table:table-cell table:style-name="Taula2.A1" office:value-type="string">
            <text:p text:style-name="P6">% mother activity</text:p>
          </table:table-cell>
          <table:table-cell table:style-name="Taula2.A1" office:value-type="string">
            <text:p text:style-name="P6">Survival Kcal/day</text:p>
          </table:table-cell>
          <table:table-cell table:style-name="Taula2.A1" office:value-type="string">
            <text:p text:style-name="P6">% resources</text:p>
          </table:table-cell>
          <table:table-cell table:style-name="Taula2.E1" office:value-type="string">
            <text:p text:style-name="P6">extra</text:p>
          </table:table-cell>
        </table:table-row>
        <table:table-row>
          <table:table-cell table:style-name="Taula2.A2" office:value-type="string">
            <text:p text:style-name="P6">0</text:p>
          </table:table-cell>
          <table:table-cell table:style-name="Taula2.A2" office:value-type="string">
            <text:p text:style-name="P6">10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
          </table:table-cell>
        </table:table-row>
        <table:table-row>
          <table:table-cell table:style-name="Taula2.A2" office:value-type="string">
            <text:p text:style-name="P6">1</text:p>
          </table:table-cell>
          <table:table-cell table:style-name="Taula2.A2" office:value-type="string">
            <text:p text:style-name="P6">80%</text:p>
          </table:table-cell>
          <table:table-cell table:style-name="Taula2.A2" office:value-type="string">
            <text:p text:style-name="P6">85</text:p>
          </table:table-cell>
          <table:table-cell table:style-name="Taula2.A2" office:value-type="string">
            <text:p text:style-name="P6">110%</text:p>
          </table:table-cell>
          <table:table-cell table:style-name="Taula2.E2" office:value-type="string">
            <text:p text:style-name="P6"/>
          </table:table-cell>
        </table:table-row>
        <table:table-row>
          <table:table-cell table:style-name="Taula2.A2" office:value-type="string">
            <text:p text:style-name="P6">2</text:p>
          </table:table-cell>
          <table:table-cell table:style-name="Taula2.A2" office:value-type="string">
            <text:p text:style-name="P6">80%</text:p>
          </table:table-cell>
          <table:table-cell table:style-name="Taula2.A2" office:value-type="string">
            <text:p text:style-name="P6">8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3</text:p>
          </table:table-cell>
          <table:table-cell table:style-name="Taula2.A2" office:value-type="string">
            <text:p text:style-name="P6">70%</text:p>
          </table:table-cell>
          <table:table-cell table:style-name="Taula2.A2" office:value-type="string">
            <text:p text:style-name="P6">28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4</text:p>
          </table:table-cell>
          <table:table-cell table:style-name="Taula2.A2" office:value-type="string">
            <text:p text:style-name="P6">50%</text:p>
          </table:table-cell>
          <table:table-cell table:style-name="Taula2.A2" office:value-type="string">
            <text:p text:style-name="P6">28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5</text:p>
          </table:table-cell>
          <table:table-cell table:style-name="Taula2.A2" office:value-type="string">
            <text:p text:style-name="P6">50%</text:p>
          </table:table-cell>
          <table:table-cell table:style-name="Taula2.A2" office:value-type="string">
            <text:p text:style-name="P6">28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6</text:p>
          </table:table-cell>
          <table:table-cell table:style-name="Taula2.A2" office:value-type="string">
            <text:p text:style-name="P6">40%</text:p>
          </table:table-cell>
          <table:table-cell table:style-name="Taula2.A2" office:value-type="string">
            <text:p text:style-name="P6">47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7</text:p>
          </table:table-cell>
          <table:table-cell table:style-name="Taula2.A2" office:value-type="string">
            <text:p text:style-name="P6">30%</text:p>
          </table:table-cell>
          <table:table-cell table:style-name="Taula2.A2" office:value-type="string">
            <text:p text:style-name="P6">47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8</text:p>
          </table:table-cell>
          <table:table-cell table:style-name="Taula2.A2" office:value-type="string">
            <text:p text:style-name="P6">20%</text:p>
          </table:table-cell>
          <table:table-cell table:style-name="Taula2.A2" office:value-type="string">
            <text:p text:style-name="P6">475</text:p>
          </table:table-cell>
          <table:table-cell table:style-name="Taula2.A2" office:value-type="string">
            <text:p text:style-name="P6">120%</text:p>
          </table:table-cell>
          <table:table-cell table:style-name="Taula2.E2" office:value-type="string">
            <text:p text:style-name="P6"/>
          </table:table-cell>
        </table:table-row>
        <table:table-row>
          <table:table-cell table:style-name="Taula2.A2" office:value-type="string">
            <text:p text:style-name="P6">9</text:p>
          </table:table-cell>
          <table:table-cell table:style-name="Taula2.A2" office:value-type="string">
            <text:p text:style-name="P6">1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30% milking?</text:p>
          </table:table-cell>
        </table:table-row>
        <table:table-row>
          <table:table-cell table:style-name="Taula2.A2" office:value-type="string">
            <text:p text:style-name="P6">10</text:p>
          </table:table-cell>
          <table:table-cell table:style-name="Taula2.A2" office:value-type="string">
            <text:p text:style-name="P6">1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30% milking?</text:p>
          </table:table-cell>
        </table:table-row>
        <table:table-row>
          <table:table-cell table:style-name="Taula2.A2" office:value-type="string">
            <text:p text:style-name="P6">12</text:p>
          </table:table-cell>
          <table:table-cell table:style-name="Taula2.A2" office:value-type="string">
            <text:p text:style-name="P6">2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30% milking?</text:p>
          </table:table-cell>
        </table:table-row>
        <table:table-row>
          <table:table-cell table:style-name="Taula2.A2" office:value-type="string">
            <text:p text:style-name="P6">13</text:p>
          </table:table-cell>
          <table:table-cell table:style-name="Taula2.A2" office:value-type="string">
            <text:p text:style-name="P6">4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20% milking?</text:p>
          </table:table-cell>
        </table:table-row>
        <table:table-row>
          <table:table-cell table:style-name="Taula2.A2" office:value-type="string">
            <text:p text:style-name="P6">14</text:p>
          </table:table-cell>
          <table:table-cell table:style-name="Taula2.A2" office:value-type="string">
            <text:p text:style-name="P6">5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20% milking?</text:p>
          </table:table-cell>
        </table:table-row>
        <table:table-row>
          <table:table-cell table:style-name="Taula2.A2" office:value-type="string">
            <text:p text:style-name="P6">15</text:p>
          </table:table-cell>
          <table:table-cell table:style-name="Taula2.A2" office:value-type="string">
            <text:p text:style-name="P6">60%</text:p>
          </table:table-cell>
          <table:table-cell table:style-name="Taula2.A2" office:value-type="string">
            <text:p text:style-name="P6">85</text:p>
          </table:table-cell>
          <table:table-cell table:style-name="Taula2.A2" office:value-type="string">
            <text:p text:style-name="P6">100%</text:p>
          </table:table-cell>
          <table:table-cell table:style-name="Taula2.E2" office:value-type="string">
            <text:p text:style-name="P6">+20% milking?</text:p>
          </table:table-cell>
        </table:table-row>
        <table:table-row>
          <table:table-cell table:style-name="Taula2.A2" office:value-type="string">
            <text:p text:style-name="P6">...</text:p>
          </table:table-cell>
          <table:table-cell table:style-name="Taula2.A2" office:value-type="string">
            <text:p text:style-name="P6">...</text:p>
          </table:table-cell>
          <table:table-cell table:style-name="Taula2.A2" office:value-type="string">
            <text:p text:style-name="P6"/>
          </table:table-cell>
          <table:table-cell table:style-name="Taula2.A2" office:value-type="string">
            <text:p text:style-name="P6">...</text:p>
          </table:table-cell>
          <table:table-cell table:style-name="Taula2.E2" office:value-type="string">
            <text:p text:style-name="P6">...</text:p>
          </table:table-cell>
        </table:table-row>
      </table:table>
      <text:p text:style-name="P3"/>
      <text:p text:style-name="P3"/>
      <text:p text:style-name="P3">Children </text:p>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6">Age</text:p>
          </table:table-cell>
          <table:table-cell table:style-name="Taula3.A1" office:value-type="string">
            <text:p text:style-name="P6">Resources (in Kcal)</text:p>
          </table:table-cell>
          <table:table-cell table:style-name="Taula3.A1" office:value-type="string">
            <text:p text:style-name="P6">Activity (care vs help)</text:p>
          </table:table-cell>
          <table:table-cell table:style-name="Taula3.D1" office:value-type="string">
            <text:p text:style-name="P6"/>
          </table:table-cell>
        </table:table-row>
        <table:table-row>
          <table:table-cell table:style-name="Taula3.A2" office:value-type="string">
            <text:p text:style-name="P6">0 month</text:p>
          </table:table-cell>
          <table:table-cell table:style-name="Taula3.A2" office:value-type="string">
            <text:p text:style-name="P6">milking</text:p>
          </table:table-cell>
          <table:table-cell table:style-name="Taula3.A2" office:value-type="string">
            <text:p text:style-name="P6">-50%</text:p>
          </table:table-cell>
          <table:table-cell table:style-name="Taula3.D2" office:value-type="string">
            <text:p text:style-name="P6"/>
          </table:table-cell>
        </table:table-row>
        <table:table-row>
          <table:table-cell table:style-name="Taula3.A2" office:value-type="string">
            <text:p text:style-name="P6">1-12 month</text:p>
          </table:table-cell>
          <table:table-cell table:style-name="Taula3.A2" office:value-type="string">
            <text:p text:style-name="P6">milking</text:p>
          </table:table-cell>
          <table:table-cell table:style-name="Taula3.A2" office:value-type="string">
            <text:p text:style-name="P6">-</text:p>
          </table:table-cell>
          <table:table-cell table:style-name="Taula3.D2" office:value-type="string">
            <text:p text:style-name="P6"/>
          </table:table-cell>
        </table:table-row>
        <table:table-row>
          <table:table-cell table:style-name="Taula3.A2" office:value-type="string">
            <text:p text:style-name="P6">1-3 year</text:p>
          </table:table-cell>
          <table:table-cell table:style-name="Taula3.A2" office:value-type="string">
            <text:p text:style-name="P6">Milking + solid</text:p>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4-6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6-8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8-10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11-13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14-16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16-20 year</text:p>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row>
          <table:table-cell table:style-name="Taula3.A2" office:value-type="string">
            <text:p text:style-name="P6"/>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ext:soft-page-break/>
        <table:table-row>
          <table:table-cell table:style-name="Taula3.A2" office:value-type="string">
            <text:p text:style-name="P6"/>
          </table:table-cell>
          <table:table-cell table:style-name="Taula3.A2" office:value-type="string">
            <text:p text:style-name="P6"/>
          </table:table-cell>
          <table:table-cell table:style-name="Taula3.A2" office:value-type="string">
            <text:p text:style-name="P6"/>
          </table:table-cell>
          <table:table-cell table:style-name="Taula3.D2" office:value-type="string">
            <text:p text:style-name="P6"/>
          </table:table-cell>
        </table:table-row>
      </table:table>
      <text:p text:style-name="P3"/>
      <text:p text:style-name="P3"/>
      <text:p text:style-name="P3"/>
      <text:p text:style-name="P3"/>
      <text:p text:style-name="P3"/>
      <text:p text:style-name="P3">Survival Threshold Man</text:p>
      <text:p text:style-name="P3"/>
      <table:table table:name="Taula4" table:style-name="Taula4">
        <table:table-column table:style-name="Taula4.A" table:number-columns-repeated="3"/>
        <table:table-column table:style-name="Taula4.D"/>
        <table:table-row>
          <table:table-cell table:style-name="Taula4.A1" office:value-type="string">
            <text:p text:style-name="P6">MAN</text:p>
          </table:table-cell>
          <table:table-cell table:style-name="Taula4.A1" office:value-type="string">
            <text:p text:style-name="P6"/>
          </table:table-cell>
          <table:table-cell table:style-name="Taula4.A1" office:value-type="string">
            <text:p text:style-name="P6">WOMAN</text:p>
          </table:table-cell>
          <table:table-cell table:style-name="Taula4.D1" office:value-type="string">
            <text:p text:style-name="P6"/>
          </table:table-cell>
        </table:table-row>
        <table:table-row>
          <table:table-cell table:style-name="Taula4.A2" office:value-type="string">
            <text:p text:style-name="P6">Age</text:p>
          </table:table-cell>
          <table:table-cell table:style-name="Taula4.A2" office:value-type="string">
            <text:p text:style-name="P6">KCal</text:p>
          </table:table-cell>
          <table:table-cell table:style-name="Taula4.A2" office:value-type="string">
            <text:p text:style-name="P6">Age</text:p>
          </table:table-cell>
          <table:table-cell table:style-name="Taula4.D2" office:value-type="string">
            <text:p text:style-name="P6">KCal</text:p>
          </table:table-cell>
        </table:table-row>
        <table:table-row>
          <table:table-cell table:style-name="Taula4.A2" office:value-type="string">
            <text:p text:style-name="P6">0-1year</text:p>
          </table:table-cell>
          <table:table-cell table:style-name="Taula4.A2" office:value-type="string">
            <text:p text:style-name="P6"/>
          </table:table-cell>
          <table:table-cell table:style-name="Taula4.A2" office:value-type="string">
            <text:p text:style-name="P6">0-1year</text:p>
          </table:table-cell>
          <table:table-cell table:style-name="Taula4.D2" office:value-type="string">
            <text:p text:style-name="P6"/>
          </table:table-cell>
        </table:table-row>
        <table:table-row>
          <table:table-cell table:style-name="Taula4.A2" office:value-type="string">
            <text:p text:style-name="P6">1year-2year</text:p>
          </table:table-cell>
          <table:table-cell table:style-name="Taula4.A2" office:value-type="string">
            <text:p text:style-name="P6"/>
          </table:table-cell>
          <table:table-cell table:style-name="Taula4.A2" office:value-type="string">
            <text:p text:style-name="P6">1year-2year</text:p>
          </table:table-cell>
          <table:table-cell table:style-name="Taula4.D2" office:value-type="string">
            <text:p text:style-name="P6"/>
          </table:table-cell>
        </table:table-row>
        <table:table-row>
          <table:table-cell table:style-name="Taula4.A2" office:value-type="string">
            <text:p text:style-name="P6">3year...</text:p>
          </table:table-cell>
          <table:table-cell table:style-name="Taula4.A2" office:value-type="string">
            <text:p text:style-name="P6"/>
          </table:table-cell>
          <table:table-cell table:style-name="Taula4.A2" office:value-type="string">
            <text:p text:style-name="P6">...</text:p>
          </table:table-cell>
          <table:table-cell table:style-name="Taula4.D2" office:value-type="string">
            <text:p text:style-name="P6"/>
          </table:table-cell>
        </table:table-row>
        <table:table-row>
          <table:table-cell table:style-name="Taula4.A2" office:value-type="string">
            <text:p text:style-name="P6"/>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row>
          <table:table-cell table:style-name="Taula4.A2" office:value-type="string">
            <text:p text:style-name="P6">13</text:p>
          </table:table-cell>
          <table:table-cell table:style-name="Taula4.A2" office:value-type="string">
            <text:p text:style-name="P6"/>
          </table:table-cell>
          <table:table-cell table:style-name="Taula4.A2" office:value-type="string">
            <text:p text:style-name="P6">13</text:p>
          </table:table-cell>
          <table:table-cell table:style-name="Taula4.D2" office:value-type="string">
            <text:p text:style-name="P6"/>
          </table:table-cell>
        </table:table-row>
        <table:table-row>
          <table:table-cell table:style-name="Taula4.A2" office:value-type="string">
            <text:p text:style-name="P6">14</text:p>
          </table:table-cell>
          <table:table-cell table:style-name="Taula4.A2" office:value-type="string">
            <text:p text:style-name="P6"/>
          </table:table-cell>
          <table:table-cell table:style-name="Taula4.A2" office:value-type="string">
            <text:p text:style-name="P6">14-16</text:p>
          </table:table-cell>
          <table:table-cell table:style-name="Taula4.D2" office:value-type="string">
            <text:p text:style-name="P6"/>
          </table:table-cell>
        </table:table-row>
        <table:table-row>
          <table:table-cell table:style-name="Taula4.A2" office:value-type="string">
            <text:p text:style-name="P6">15</text:p>
          </table:table-cell>
          <table:table-cell table:style-name="Taula4.A2" office:value-type="string">
            <text:p text:style-name="P6"/>
          </table:table-cell>
          <table:table-cell table:style-name="Taula4.A2" office:value-type="string">
            <text:p text:style-name="P6">16-18</text:p>
          </table:table-cell>
          <table:table-cell table:style-name="Taula4.D2" office:value-type="string">
            <text:p text:style-name="P6"/>
          </table:table-cell>
        </table:table-row>
        <table:table-row>
          <table:table-cell table:style-name="Taula4.A2" office:value-type="string">
            <text:p text:style-name="P6">16</text:p>
          </table:table-cell>
          <table:table-cell table:style-name="Taula4.A2" office:value-type="string">
            <text:p text:style-name="P6"/>
          </table:table-cell>
          <table:table-cell table:style-name="Taula4.A2" office:value-type="string">
            <text:p text:style-name="P6">20-25</text:p>
          </table:table-cell>
          <table:table-cell table:style-name="Taula4.D2" office:value-type="string">
            <text:p text:style-name="P6"/>
          </table:table-cell>
        </table:table-row>
        <table:table-row>
          <table:table-cell table:style-name="Taula4.A2" office:value-type="string">
            <text:p text:style-name="P6">17</text:p>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row>
          <table:table-cell table:style-name="Taula4.A2" office:value-type="string">
            <text:p text:style-name="P6">18</text:p>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row>
          <table:table-cell table:style-name="Taula4.A2" office:value-type="string">
            <text:p text:style-name="P6"/>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row>
          <table:table-cell table:style-name="Taula4.A2" office:value-type="string">
            <text:p text:style-name="P6"/>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row>
          <table:table-cell table:style-name="Taula4.A2" office:value-type="string">
            <text:p text:style-name="P6"/>
          </table:table-cell>
          <table:table-cell table:style-name="Taula4.A2" office:value-type="string">
            <text:p text:style-name="P6"/>
          </table:table-cell>
          <table:table-cell table:style-name="Taula4.A2" office:value-type="string">
            <text:p text:style-name="P6"/>
          </table:table-cell>
          <table:table-cell table:style-name="Taula4.D2" office:value-type="string">
            <text:p text:style-name="P6"/>
          </table:table-cell>
        </table:table-row>
      </table:table>
      <text:p text:style-name="P3"/>
      <text:p text:style-name="P3"/>
      <text:p text:style-name="P3"/>
      <text:p text:style-name="P3">0-4 : activity &lt; 0</text:p>
      <text:p text:style-name="P3">&gt;4 : activity == ADULT</text:p>
      <text:p text:style-name="P3"/>
      <text:p text:style-name="P3">Lazyness:</text:p>
      <text:p text:style-name="P3"/>
      <text:p text:style-name="P3">Optimize : Resources + Free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Small_20_Arrow" draw:display-name="Small Arrow" svg:viewBox="0 0 1321 3493" svg:d="m1321 3493h-1321l702-3493z"/>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ubio</meta:initial-creator>
    <meta:creation-date>2012-01-24T11:12:43</meta:creation-date>
    <dc:date>2012-01-31T17:17:02</dc:date>
    <meta:editing-duration>PT10H56M2S</meta:editing-duration>
    <meta:editing-cycles>32</meta:editing-cycles>
    <meta:generator>LibreOffice/3.4$Linux LibreOffice_project/340m1$Build-402</meta:generator>
    <meta:document-statistic meta:table-count="4" meta:image-count="0" meta:object-count="0" meta:page-count="4" meta:paragraph-count="160" meta:word-count="888" meta:character-count="4722" meta:non-whitespace-character-count="3997"/>
  </office:meta>
</office:document-meta>
</file>